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2132108178EF48C.png" manifest:media-type="image/png"/>
  <manifest:file-entry manifest:full-path="Pictures/1000020100000556000003000B7F6B98955CAA47.png" manifest:media-type="image/png"/>
  <manifest:file-entry manifest:full-path="Pictures/100002010000055600000300010F7ACE32E2BB5E.png" manifest:media-type="image/png"/>
  <manifest:file-entry manifest:full-path="Pictures/100002010000055600000300D3D2B9133BC644E5.png" manifest:media-type="image/png"/>
  <manifest:file-entry manifest:full-path="Pictures/10000201000005560000030070FAD906ED2B3F4C.png" manifest:media-type="image/png"/>
  <manifest:file-entry manifest:full-path="Pictures/1000020100000556000003008848558BE7276BAF.png" manifest:media-type="image/png"/>
  <manifest:file-entry manifest:full-path="Pictures/1000020100000556000003000C917CE4DFCD2C48.png" manifest:media-type="image/png"/>
  <manifest:file-entry manifest:full-path="Pictures/100002010000055600000300BB5091D66E60EB72.png" manifest:media-type="image/png"/>
  <manifest:file-entry manifest:full-path="Pictures/100002010000055600000300FEE6734FA8F836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c44" officeooo:paragraph-rsid="0015bc44"/>
    </style:style>
    <style:style style:name="P2" style:family="paragraph" style:parent-style-name="Standard">
      <style:text-properties officeooo:rsid="0016aada" officeooo:paragraph-rsid="0016aad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3</text:p>
      <text:p text:style-name="P1"/>
      <text:p text:style-name="P1">Al-Farabi Nagashbayev &amp; Timur Issayev<text:tab/></text:p>
      <text:p text:style-name="P1"/>
      <text:p text:style-name="P1"><draw:frame draw:style-name="fr1" draw:name="Image1" text:anchor-type="paragraph" svg:width="6.9252in" svg:height="3.8929in" draw:z-index="0"><draw:image xlink:href="Pictures/10000201000005560000030070FAD906ED2B3F4C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6.9252in" svg:height="3.8929in" draw:z-index="1"><draw:image xlink:href="Pictures/100002010000055600000300D3D2B9133BC644E5.png" xlink:type="simple" xlink:show="embed" xlink:actuate="onLoad" loext:mime-type="image/png"/></draw:frame></text:p>
      <text:p text:style-name="P1"/>
      <text:p text:style-name="P2"><draw:frame draw:style-name="fr1" draw:name="Image3" text:anchor-type="paragraph" svg:width="6.9252in" svg:height="3.8929in" draw:z-index="2"><draw:image xlink:href="Pictures/1000020100000556000003000C917CE4DFCD2C48.png" xlink:type="simple" xlink:show="embed" xlink:actuate="onLoad" loext:mime-type="image/png"/></draw:frame><text:soft-page-break/></text:p>
      <text:p text:style-name="P2"/>
      <text:p text:style-name="P2"><draw:frame draw:style-name="fr1" draw:name="Image4" text:anchor-type="paragraph" svg:width="6.9252in" svg:height="3.8929in" draw:z-index="3"><draw:image xlink:href="Pictures/1000020100000556000003008848558BE7276BA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width="6.9252in" svg:height="3.8929in" draw:z-index="4"><draw:image xlink:href="Pictures/100002010000055600000300FEE6734FA8F836A9.png" xlink:type="simple" xlink:show="embed" xlink:actuate="onLoad" loext:mime-type="image/png"/></draw:frame><text:soft-page-break/></text:p>
      <text:p text:style-name="P2"><draw:frame draw:style-name="fr1" draw:name="Image6" text:anchor-type="paragraph" svg:width="6.9252in" svg:height="3.8929in" draw:z-index="5"><draw:image xlink:href="Pictures/100002010000055600000300BB5091D66E60EB7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paragraph" svg:width="6.9252in" svg:height="3.8929in" draw:z-index="6"><draw:image xlink:href="Pictures/100002010000055600000300010F7ACE32E2BB5E.png" xlink:type="simple" xlink:show="embed" xlink:actuate="onLoad" loext:mime-type="image/png"/></draw:frame><text:soft-page-break/></text:p>
      <text:p text:style-name="P2"><draw:frame draw:style-name="fr1" draw:name="Image8" text:anchor-type="paragraph" svg:width="6.9252in" svg:height="3.8929in" draw:z-index="7"><draw:image xlink:href="Pictures/1000020100000556000003000B7F6B98955CAA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paragraph" svg:width="6.9252in" svg:height="3.8929in" draw:z-index="8"><draw:image xlink:href="Pictures/100002010000055600000300F2132108178EF48C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23:56:18.958417745</meta:creation-date>
    <meta:generator>LibreOffice/6.0.6.2$Linux_X86_64 LibreOffice_project/00m0$Build-2</meta:generator>
    <dc:date>2018-11-01T00:15:25.587700302</dc:date>
    <meta:editing-duration>PT7M38S</meta:editing-duration>
    <meta:editing-cycles>1</meta:editing-cycles>
    <meta:document-statistic meta:table-count="0" meta:image-count="9" meta:object-count="0" meta:page-count="5" meta:paragraph-count="2" meta:word-count="7" meta:character-count="47" meta:non-whitespace-character-count="41"/>
  </office:meta>
</office:document-meta>
</file>